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531742" calcext:value-type="float">
            <text:p>1.4531742</text:p>
          </table:table-cell>
          <table:table-cell office:value-type="float" office:value="0.7835199" calcext:value-type="float">
            <text:p>0.7835199</text:p>
          </table:table-cell>
          <table:table-cell office:value-type="float" office:value="0.4883437" calcext:value-type="float">
            <text:p>0.4883437</text:p>
          </table:table-cell>
          <table:table-cell office:value-type="float" office:value="0.4444976" calcext:value-type="float">
            <text:p>0.4444976</text:p>
          </table:table-cell>
          <table:table-cell office:value-type="float" office:value="0.2972063" calcext:value-type="float">
            <text:p>0.2972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7246189" calcext:value-type="float">
            <text:p>14.7246189</text:p>
          </table:table-cell>
          <table:table-cell office:value-type="float" office:value="7.76932" calcext:value-type="float">
            <text:p>7.76932</text:p>
          </table:table-cell>
          <table:table-cell office:value-type="float" office:value="5.364166" calcext:value-type="float">
            <text:p>5.364166</text:p>
          </table:table-cell>
          <table:table-cell office:value-type="float" office:value="4.499629" calcext:value-type="float">
            <text:p>4.499629</text:p>
          </table:table-cell>
          <table:table-cell office:value-type="float" office:value="3.31099" calcext:value-type="float">
            <text:p>3.31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.7563" calcext:value-type="float">
            <text:p>140.7563</text:p>
          </table:table-cell>
          <table:table-cell office:value-type="float" office:value="75.406429" calcext:value-type="float">
            <text:p>75.406429</text:p>
          </table:table-cell>
          <table:table-cell office:value-type="float" office:value="47.844697" calcext:value-type="float">
            <text:p>47.844697</text:p>
          </table:table-cell>
          <table:table-cell office:value-type="float" office:value="41.260667" calcext:value-type="float">
            <text:p>41.260667</text:p>
          </table:table-cell>
          <table:table-cell office:value-type="float" office:value="33.09968" calcext:value-type="float">
            <text:p>33.09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4:05:05.283245863</meta:creation-date>
    <dc:date>2016-04-03T15:55:46.746996723</dc:date>
    <meta:editing-duration>PT1H20M20S</meta:editing-duration>
    <meta:editing-cycles>3</meta:editing-cycles>
    <meta:generator>LibreOffice/4.2.8.2$Linux_X86_64 LibreOffice_project/420m0$Build-2</meta:generator>
    <meta:document-statistic meta:table-count="1" meta:cell-count="23" meta:object-count="0"/>
  </office:meta>
</office:document-meta>
</file>